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60.87mm"/>
    </style:style>
    <style:style style:name="co5" style:family="table-column">
      <style:table-column-properties fo:break-before="auto" style:column-width="25.21mm"/>
    </style:style>
    <style:style style:name="co6" style:family="table-column">
      <style:table-column-properties fo:break-before="auto" style:column-width="35.15mm"/>
    </style:style>
    <style:style style:name="co7" style:family="table-column">
      <style:table-column-properties fo:break-before="auto" style:column-width="5.03mm"/>
    </style:style>
    <style:style style:name="co8" style:family="table-column">
      <style:table-column-properties fo:break-before="auto" style:column-width="6.97mm"/>
    </style:style>
    <style:style style:name="co9" style:family="table-column">
      <style:table-column-properties fo:break-before="auto" style:column-width="16.63mm"/>
    </style:style>
    <style:style style:name="co10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37.52mm"/>
    </style:style>
    <style:style style:name="co12" style:family="table-column">
      <style:table-column-properties fo:break-before="auto" style:column-width="4.89mm"/>
    </style:style>
    <style:style style:name="co13" style:family="table-column">
      <style:table-column-properties fo:break-before="auto" style:column-width="6.72mm"/>
    </style:style>
    <style:style style:name="co14" style:family="table-column">
      <style:table-column-properties fo:break-before="auto" style:column-width="15.95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37.09mm"/>
    </style:style>
    <style:style style:name="co17" style:family="table-column">
      <style:table-column-properties fo:break-before="auto" style:column-width="12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100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60"/>
    <style:style style:name="ce4" style:family="table-cell" style:parent-style-name="Default" style:data-style-name="N11"/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order="0.06pt solid #000000"/>
    </style:style>
    <style:style style:name="ce1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zlog vs bxilog (v2)" table:style-name="ta1">
        <table:table-column table:style-name="co1" table:number-columns-repeated="3" table:default-cell-style-name="ce1"/>
        <table:table-column table:style-name="co1" table:number-columns-repeated="3" table:default-cell-style-name="ce3"/>
        <table:table-column table:style-name="co2" table:default-cell-style-name="ce1"/>
        <table:table-column table:style-name="co1" table:default-cell-style-name="ce1"/>
        <table:table-row table:style-name="ro1">
          <table:table-cell table:style-name="Default" office:value-type="string" calcext:value-type="string">
            <text:p>New version of bxilog with multiple handlers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bxilog_bench vs zlog_bench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# On weckl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<text:s/>Intel(R) Xeon(R) CPU E31225 @ 3.10GHz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Using only 3 threads for logging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zlog_bench 3 5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#log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ogs/s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Size (Bytes)</text:p>
          </table:table-cell>
          <table:table-cell table:style-name="Default" office:value-type="string" calcext:value-type="string">
            <text:p>Throughput (MB/s)</text:p>
          </table:table-cell>
        </table:table-row>
        <table:table-row table:style-name="ro1">
          <table:table-cell table:style-name="Default" office:value-type="float" office:value="1460574" calcext:value-type="float">
            <text:p>1460574</text:p>
          </table:table-cell>
          <table:table-cell office:value-type="float" office:value="5.000488" calcext:value-type="float">
            <text:p>5.000488</text:p>
          </table:table-cell>
          <table:table-cell table:formula="of:=[.A10]/[.B10]" office:value-type="float" office:value="292086.292377864" calcext:value-type="float">
            <text:p>292086.292377864</text:p>
          </table:table-cell>
          <table:table-cell office:value-type="float" office:value="0.000002209" calcext:value-type="float">
            <text:p>2.21E-006</text:p>
          </table:table-cell>
          <table:table-cell office:value-type="float" office:value="0.009515" calcext:value-type="float">
            <text:p>9.52E-003</text:p>
          </table:table-cell>
          <table:table-cell office:value-type="float" office:value="0.000003424" calcext:value-type="float">
            <text:p>3.42E-006</text:p>
          </table:table-cell>
          <table:table-cell table:formula="of:=212919955" office:value-type="float" office:value="212919955" calcext:value-type="float">
            <text:p>212919955</text:p>
          </table:table-cell>
          <table:table-cell table:formula="of:=[.G10]/[.B10]/1024/1024" office:value-type="float" office:value="40.60729523476" calcext:value-type="float">
            <text:p>40.6072952348</text:p>
          </table:table-cell>
        </table:table-row>
        <table:table-row table:style-name="ro1">
          <table:table-cell table:style-name="Default" office:value-type="float" office:value="1460050" calcext:value-type="float">
            <text:p>1460050</text:p>
          </table:table-cell>
          <table:table-cell office:value-type="float" office:value="5.000635" calcext:value-type="float">
            <text:p>5.000635</text:p>
          </table:table-cell>
          <table:table-cell table:formula="of:=[.A11]/[.B11]" office:value-type="float" office:value="291972.919439231" calcext:value-type="float">
            <text:p>291972.919439231</text:p>
          </table:table-cell>
          <table:table-cell office:value-type="float" office:value="0.000002229" calcext:value-type="float">
            <text:p>2.23E-006</text:p>
          </table:table-cell>
          <table:table-cell office:value-type="float" office:value="0.00978" calcext:value-type="float">
            <text:p>9.78E-003</text:p>
          </table:table-cell>
          <table:table-cell office:value-type="float" office:value="0.000003425" calcext:value-type="float">
            <text:p>3.43E-006</text:p>
          </table:table-cell>
          <table:table-cell table:formula="of:=212613707" office:value-type="float" office:value="212613707" calcext:value-type="float">
            <text:p>212613707</text:p>
          </table:table-cell>
          <table:table-cell table:formula="of:=[.G11]/[.B11]/1024/1024" office:value-type="float" office:value="40.5476967788738" calcext:value-type="float">
            <text:p>40.5476967789</text:p>
          </table:table-cell>
        </table:table-row>
        <table:table-row table:style-name="ro1">
          <table:table-cell table:style-name="Default" office:value-type="float" office:value="1459877" calcext:value-type="float">
            <text:p>1459877</text:p>
          </table:table-cell>
          <table:table-cell office:value-type="float" office:value="5.000493" calcext:value-type="float">
            <text:p>5.000493</text:p>
          </table:table-cell>
          <table:table-cell table:formula="of:=[.A12]/[.B12]" office:value-type="float" office:value="291946.614063853" calcext:value-type="float">
            <text:p>291946.614063853</text:p>
          </table:table-cell>
          <table:table-cell office:value-type="float" office:value="0.000002263" calcext:value-type="float">
            <text:p>2.26E-006</text:p>
          </table:table-cell>
          <table:table-cell office:value-type="float" office:value="0.009720462" calcext:value-type="float">
            <text:p>9.72E-003</text:p>
          </table:table-cell>
          <table:table-cell table:formula="of:=[.B12]/[.A12]" office:value-type="float" office:value="0.00000342528377390698" calcext:value-type="float">
            <text:p>3.43E-006</text:p>
          </table:table-cell>
          <table:table-cell office:value-type="float" office:value="217385922" calcext:value-type="float">
            <text:p>217385922</text:p>
          </table:table-cell>
          <table:table-cell table:formula="of:=[.G12]/[.B12]/1024/1024" office:value-type="float" office:value="41.4589862558937" calcext:value-type="float">
            <text:p>41.4589862559</text:p>
          </table:table-cell>
        </table:table-row>
        <table:table-row table:style-name="ro1">
          <table:table-cell table:style-name="Default" office:value-type="float" office:value="1440769" calcext:value-type="float">
            <text:p>1440769</text:p>
          </table:table-cell>
          <table:table-cell office:value-type="float" office:value="5.117637" calcext:value-type="float">
            <text:p>5.117637</text:p>
          </table:table-cell>
          <table:table-cell table:formula="of:=[.A13]/[.B13]" office:value-type="float" office:value="281530.128064964" calcext:value-type="float">
            <text:p>281530.128064964</text:p>
          </table:table-cell>
          <table:table-cell office:value-type="float" office:value="0.000002245" calcext:value-type="float">
            <text:p>2.25E-006</text:p>
          </table:table-cell>
          <table:table-cell office:value-type="float" office:value="0.181696858" calcext:value-type="float">
            <text:p>1.82E-001</text:p>
          </table:table-cell>
          <table:table-cell table:formula="of:=[.B13]/[.A13]" office:value-type="float" office:value="0.00000355201770721052" calcext:value-type="float">
            <text:p>3.55E-006</text:p>
          </table:table-cell>
          <table:table-cell office:value-type="float" office:value="214139420" calcext:value-type="float">
            <text:p>214139420</text:p>
          </table:table-cell>
          <table:table-cell table:formula="of:=[.G13]/[.B13]/1024/1024" office:value-type="float" office:value="39.9049922814242" calcext:value-type="float">
            <text:p>39.9049922814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bxilog_bench 3 5 </text:p>
          </table:table-cell>
          <table:table-cell table:style-name="Default"/>
          <table:table-cell table:style-name="ce2" office:value-type="string" calcext:value-type="string">
            <text:p>r14556</text:p>
          </table:table-cell>
          <table:table-cell table:style-name="Default" table:number-columns-repeated="5"/>
        </table:table-row>
        <table:table-row table:style-name="ro1">
          <table:table-cell office:value-type="float" office:value="5663807" calcext:value-type="float">
            <text:p>5663807</text:p>
          </table:table-cell>
          <table:table-cell office:value-type="float" office:value="14.830163" calcext:value-type="float">
            <text:p>14.830163</text:p>
          </table:table-cell>
          <table:table-cell table:formula="of:=[.A16]/[.B16]" office:value-type="float" office:value="381911.311426584" calcext:value-type="float">
            <text:p>381911.311426584</text:p>
          </table:table-cell>
          <table:table-cell office:value-type="float" office:value="0.000000513" calcext:value-type="float">
            <text:p>5.13E-007</text:p>
          </table:table-cell>
          <table:table-cell office:value-type="float" office:value="0.005087653" calcext:value-type="float">
            <text:p>5.09E-003</text:p>
          </table:table-cell>
          <table:table-cell table:formula="of:=[.B16]/[.A16]" office:value-type="float" office:value="0.00000261840896061607" calcext:value-type="float">
            <text:p>2.62E-006</text:p>
          </table:table-cell>
          <table:table-cell office:value-type="float" office:value="897364191" calcext:value-type="float">
            <text:p>897364191</text:p>
          </table:table-cell>
          <table:table-cell table:formula="of:=[.G16]/[.B16]/1024/1024" office:value-type="float" office:value="57.7062559204085" calcext:value-type="float">
            <text:p>57.7062559204</text:p>
          </table:table-cell>
        </table:table-row>
        <table:table-row table:style-name="ro1">
          <table:table-cell table:number-columns-repeated="2"/>
          <table:table-cell table:formula="of:=[.A17]/[.B17]" office:value-type="string" office:string-value="" calcext:value-type="error">
            <text:p>#DIV/0!</text:p>
          </table:table-cell>
          <table:table-cell table:number-columns-repeated="2"/>
          <table:table-cell table:formula="of:=[.B17]/[.A17]" office:value-type="string" office:string-value="" calcext:value-type="error">
            <text:p>#DIV/0!</text:p>
          </table:table-cell>
          <table:table-cell/>
          <table:table-cell table:formula="of:=[.G17]/[.B17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18]/[.B18]" office:value-type="string" office:string-value="" calcext:value-type="error">
            <text:p>#DIV/0!</text:p>
          </table:table-cell>
          <table:table-cell table:number-columns-repeated="2"/>
          <table:table-cell table:formula="of:=[.B18]/[.A18]" office:value-type="string" office:string-value="" calcext:value-type="error">
            <text:p>#DIV/0!</text:p>
          </table:table-cell>
          <table:table-cell/>
          <table:table-cell table:formula="of:=[.G18]/[.B18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19]/[.B19]" office:value-type="string" office:string-value="" calcext:value-type="error">
            <text:p>#DIV/0!</text:p>
          </table:table-cell>
          <table:table-cell table:number-columns-repeated="2"/>
          <table:table-cell table:formula="of:=[.B19]/[.A19]" office:value-type="string" office:string-value="" calcext:value-type="error">
            <text:p>#DIV/0!</text:p>
          </table:table-cell>
          <table:table-cell/>
          <table:table-cell table:formula="of:=[.G19]/[.B19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20]/[.B20]" office:value-type="string" office:string-value="" calcext:value-type="error">
            <text:p>#DIV/0!</text:p>
          </table:table-cell>
          <table:table-cell table:number-columns-repeated="2"/>
          <table:table-cell table:formula="of:=[.B20]/[.A20]" office:value-type="string" office:string-value="" calcext:value-type="error">
            <text:p>#DIV/0!</text:p>
          </table:table-cell>
          <table:table-cell/>
          <table:table-cell table:formula="of:=[.G20]/[.B20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21]/[.B21]" office:value-type="string" office:string-value="" calcext:value-type="error">
            <text:p>#DIV/0!</text:p>
          </table:table-cell>
          <table:table-cell table:number-columns-repeated="2"/>
          <table:table-cell table:formula="of:=[.B21]/[.A21]" office:value-type="string" office:string-value="" calcext:value-type="error">
            <text:p>#DIV/0!</text:p>
          </table:table-cell>
          <table:table-cell/>
          <table:table-cell table:formula="of:=[.G21]/[.B21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22]/[.B22]" office:value-type="string" office:string-value="" calcext:value-type="error">
            <text:p>#DIV/0!</text:p>
          </table:table-cell>
          <table:table-cell table:number-columns-repeated="2"/>
          <table:table-cell table:formula="of:=[.B22]/[.A22]" office:value-type="string" office:string-value="" calcext:value-type="error">
            <text:p>#DIV/0!</text:p>
          </table:table-cell>
          <table:table-cell/>
          <table:table-cell table:formula="of:=[.G22]/[.B22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23]/[.B23]" office:value-type="string" office:string-value="" calcext:value-type="error">
            <text:p>#DIV/0!</text:p>
          </table:table-cell>
          <table:table-cell table:number-columns-repeated="2"/>
          <table:table-cell table:formula="of:=[.B23]/[.A23]" office:value-type="string" office:string-value="" calcext:value-type="error">
            <text:p>#DIV/0!</text:p>
          </table:table-cell>
          <table:table-cell/>
          <table:table-cell table:formula="of:=[.G23]/[.B23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24]/[.B24]" office:value-type="string" office:string-value="" calcext:value-type="error">
            <text:p>#DIV/0!</text:p>
          </table:table-cell>
          <table:table-cell table:number-columns-repeated="2"/>
          <table:table-cell table:formula="of:=[.B24]/[.A24]" office:value-type="string" office:string-value="" calcext:value-type="error">
            <text:p>#DIV/0!</text:p>
          </table:table-cell>
          <table:table-cell/>
          <table:table-cell table:formula="of:=[.G24]/[.B24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25]/[.B25]" office:value-type="string" office:string-value="" calcext:value-type="error">
            <text:p>#DIV/0!</text:p>
          </table:table-cell>
          <table:table-cell table:number-columns-repeated="2"/>
          <table:table-cell table:formula="of:=[.B25]/[.A25]" office:value-type="string" office:string-value="" calcext:value-type="error">
            <text:p>#DIV/0!</text:p>
          </table:table-cell>
          <table:table-cell/>
          <table:table-cell table:formula="of:=[.G25]/[.B25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26]/[.B26]" office:value-type="string" office:string-value="" calcext:value-type="error">
            <text:p>#DIV/0!</text:p>
          </table:table-cell>
          <table:table-cell table:number-columns-repeated="2"/>
          <table:table-cell table:formula="of:=[.B26]/[.A26]" office:value-type="string" office:string-value="" calcext:value-type="error">
            <text:p>#DIV/0!</text:p>
          </table:table-cell>
          <table:table-cell/>
          <table:table-cell table:formula="of:=[.G26]/[.B26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27]/[.B27]" office:value-type="string" office:string-value="" calcext:value-type="error">
            <text:p>#DIV/0!</text:p>
          </table:table-cell>
          <table:table-cell table:number-columns-repeated="2"/>
          <table:table-cell table:formula="of:=[.B27]/[.A27]" office:value-type="string" office:string-value="" calcext:value-type="error">
            <text:p>#DIV/0!</text:p>
          </table:table-cell>
          <table:table-cell/>
          <table:table-cell table:formula="of:=[.G27]/[.B27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28]/[.B28]" office:value-type="string" office:string-value="" calcext:value-type="error">
            <text:p>#DIV/0!</text:p>
          </table:table-cell>
          <table:table-cell table:number-columns-repeated="2"/>
          <table:table-cell table:formula="of:=[.B28]/[.A28]" office:value-type="string" office:string-value="" calcext:value-type="error">
            <text:p>#DIV/0!</text:p>
          </table:table-cell>
          <table:table-cell/>
          <table:table-cell table:formula="of:=[.G28]/[.B28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29]/[.B29]" office:value-type="string" office:string-value="" calcext:value-type="error">
            <text:p>#DIV/0!</text:p>
          </table:table-cell>
          <table:table-cell table:number-columns-repeated="2"/>
          <table:table-cell table:formula="of:=[.B29]/[.A29]" office:value-type="string" office:string-value="" calcext:value-type="error">
            <text:p>#DIV/0!</text:p>
          </table:table-cell>
          <table:table-cell/>
          <table:table-cell table:formula="of:=[.G29]/[.B29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30]/[.B30]" office:value-type="string" office:string-value="" calcext:value-type="error">
            <text:p>#DIV/0!</text:p>
          </table:table-cell>
          <table:table-cell table:number-columns-repeated="2"/>
          <table:table-cell table:formula="of:=[.B30]/[.A30]" office:value-type="string" office:string-value="" calcext:value-type="error">
            <text:p>#DIV/0!</text:p>
          </table:table-cell>
          <table:table-cell/>
          <table:table-cell table:formula="of:=[.G30]/[.B30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31]/[.B31]" office:value-type="string" office:string-value="" calcext:value-type="error">
            <text:p>#DIV/0!</text:p>
          </table:table-cell>
          <table:table-cell table:number-columns-repeated="2"/>
          <table:table-cell table:formula="of:=[.B31]/[.A31]" office:value-type="string" office:string-value="" calcext:value-type="error">
            <text:p>#DIV/0!</text:p>
          </table:table-cell>
          <table:table-cell/>
          <table:table-cell table:formula="of:=[.G31]/[.B31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32]/[.B32]" office:value-type="string" office:string-value="" calcext:value-type="error">
            <text:p>#DIV/0!</text:p>
          </table:table-cell>
          <table:table-cell table:number-columns-repeated="2"/>
          <table:table-cell table:formula="of:=[.B32]/[.A32]" office:value-type="string" office:string-value="" calcext:value-type="error">
            <text:p>#DIV/0!</text:p>
          </table:table-cell>
          <table:table-cell/>
          <table:table-cell table:formula="of:=[.G32]/[.B32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33]/[.B33]" office:value-type="string" office:string-value="" calcext:value-type="error">
            <text:p>#DIV/0!</text:p>
          </table:table-cell>
          <table:table-cell table:number-columns-repeated="2"/>
          <table:table-cell table:formula="of:=[.B33]/[.A33]" office:value-type="string" office:string-value="" calcext:value-type="error">
            <text:p>#DIV/0!</text:p>
          </table:table-cell>
          <table:table-cell/>
          <table:table-cell table:formula="of:=[.G33]/[.B33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34]/[.B34]" office:value-type="string" office:string-value="" calcext:value-type="error">
            <text:p>#DIV/0!</text:p>
          </table:table-cell>
          <table:table-cell table:number-columns-repeated="2"/>
          <table:table-cell table:formula="of:=[.B34]/[.A34]" office:value-type="string" office:string-value="" calcext:value-type="error">
            <text:p>#DIV/0!</text:p>
          </table:table-cell>
          <table:table-cell/>
          <table:table-cell table:formula="of:=[.G34]/[.B34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35]/[.B35]" office:value-type="string" office:string-value="" calcext:value-type="error">
            <text:p>#DIV/0!</text:p>
          </table:table-cell>
          <table:table-cell table:number-columns-repeated="2"/>
          <table:table-cell table:formula="of:=[.B35]/[.A35]" office:value-type="string" office:string-value="" calcext:value-type="error">
            <text:p>#DIV/0!</text:p>
          </table:table-cell>
          <table:table-cell/>
          <table:table-cell table:formula="of:=[.G35]/[.B35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36]/[.B36]" office:value-type="string" office:string-value="" calcext:value-type="error">
            <text:p>#DIV/0!</text:p>
          </table:table-cell>
          <table:table-cell table:number-columns-repeated="2"/>
          <table:table-cell table:formula="of:=[.B36]/[.A36]" office:value-type="string" office:string-value="" calcext:value-type="error">
            <text:p>#DIV/0!</text:p>
          </table:table-cell>
          <table:table-cell/>
          <table:table-cell table:formula="of:=[.G36]/[.B36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37]/[.B37]" office:value-type="string" office:string-value="" calcext:value-type="error">
            <text:p>#DIV/0!</text:p>
          </table:table-cell>
          <table:table-cell table:number-columns-repeated="2"/>
          <table:table-cell table:formula="of:=[.B37]/[.A37]" office:value-type="string" office:string-value="" calcext:value-type="error">
            <text:p>#DIV/0!</text:p>
          </table:table-cell>
          <table:table-cell/>
          <table:table-cell table:formula="of:=[.G37]/[.B37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38]/[.B38]" office:value-type="string" office:string-value="" calcext:value-type="error">
            <text:p>#DIV/0!</text:p>
          </table:table-cell>
          <table:table-cell table:number-columns-repeated="2"/>
          <table:table-cell table:formula="of:=[.B38]/[.A38]" office:value-type="string" office:string-value="" calcext:value-type="error">
            <text:p>#DIV/0!</text:p>
          </table:table-cell>
          <table:table-cell/>
          <table:table-cell table:formula="of:=[.G38]/[.B38]/1024/1024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.A39]/[.B39]" office:value-type="string" office:string-value="" calcext:value-type="error">
            <text:p>#DIV/0!</text:p>
          </table:table-cell>
          <table:table-cell table:number-columns-repeated="2"/>
          <table:table-cell table:formula="of:=[.B39]/[.A39]" office:value-type="string" office:string-value="" calcext:value-type="error">
            <text:p>#DIV/0!</text:p>
          </table:table-cell>
          <table:table-cell/>
          <table:table-cell table:formula="of:=[.G39]/[.B39]/1024/1024" office:value-type="string" office:string-value="" calcext:value-type="error">
            <text:p>#DIV/0!</text:p>
          </table:table-cell>
        </table:table-row>
      </table:table>
      <table:table table:name="zlog vs bxilog" table:style-name="ta1" table:print="false">
        <table:table-column table:style-name="co3" table:number-columns-repeated="2" table:default-cell-style-name="Default"/>
        <table:table-column table:style-name="co3" table:default-cell-style-name="ce5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ench zlog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cond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c -l</text:p>
          </table:table-cell>
          <table:table-cell table:style-name="Default" office:value-type="string" calcext:value-type="string">
            <text:p>log/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/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622337" calcext:value-type="float">
            <text:p>16622337</text:p>
          </table:table-cell>
          <table:table-cell table:formula="of:=[.B8]/[.A$2]" office:value-type="float" office:value="277038.95" calcext:value-type="float">
            <text:p>277039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6791156" calcext:value-type="float">
            <text:p>16791156</text:p>
          </table:table-cell>
          <table:table-cell table:formula="of:=[.B9]/[.A$2]" office:value-type="float" office:value="279852.6" calcext:value-type="float">
            <text:p>279853</text:p>
          </table:table-cell>
          <table:table-cell table:style-name="ce5"/>
          <table:table-cell/>
          <table:table-cell office:value-type="string" calcext:value-type="string">
            <text:p># retries 1</text:p>
          </table:table-cell>
          <table:table-cell office:value-type="string" calcext:value-type="string">
            <text:p># 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216151" calcext:value-type="float">
            <text:p>15216151</text:p>
          </table:table-cell>
          <table:table-cell table:formula="of:=[.B10]/[.A$2]" office:value-type="float" office:value="253602.516666667" calcext:value-type="float">
            <text:p>253603</text:p>
          </table:table-cell>
          <table:table-cell table:style-name="ce5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864376" calcext:value-type="float">
            <text:p>15864376</text:p>
          </table:table-cell>
          <table:table-cell table:formula="of:=[.B11]/[.A$2]" office:value-type="float" office:value="264406.266666667" calcext:value-type="float">
            <text:p>264406</text:p>
          </table:table-cell>
          <table:table-cell table:style-name="ce5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663756" calcext:value-type="float">
            <text:p>15663756</text:p>
          </table:table-cell>
          <table:table-cell table:formula="of:=[.B12]/[.A$2]" office:value-type="float" office:value="261062.6" calcext:value-type="float">
            <text:p>261063</text:p>
          </table:table-cell>
          <table:table-cell table:style-name="ce5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906016" calcext:value-type="float">
            <text:p>15906016</text:p>
          </table:table-cell>
          <table:table-cell table:formula="of:=[.B13]/[.A$2]" office:value-type="float" office:value="265100.266666667" calcext:value-type="float">
            <text:p>265100</text:p>
          </table:table-cell>
          <table:table-cell table:style-name="ce5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768556" calcext:value-type="float">
            <text:p>15768556</text:p>
          </table:table-cell>
          <table:table-cell table:formula="of:=[.B14]/[.A$2]" office:value-type="float" office:value="262809.266666667" calcext:value-type="float">
            <text:p>262809</text:p>
          </table:table-cell>
          <table:table-cell table:style-name="ce5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485006" calcext:value-type="float">
            <text:p>15485006</text:p>
          </table:table-cell>
          <table:table-cell table:formula="of:=[.B15]/[.A$2]" office:value-type="float" office:value="258083.433333333" calcext:value-type="float">
            <text:p>258083</text:p>
          </table:table-cell>
          <table:table-cell table:style-name="ce5"/>
          <table:table-cell/>
          <table:table-cell office:value-type="string" calcext:value-type="string">
            <text:p>#retries 0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6]/[.A$2]" office:value-type="float" office:value="278455.8" calcext:value-type="float">
            <text:p>278456</text:p>
          </table:table-cell>
          <table:table-cell table:style-name="ce5"/>
          <table:table-cell/>
          <table:table-cell office:value-type="string" calcext:value-type="string">
            <text:p>Waiting/Retry Code Removed</text:p>
          </table:table-cell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7]/[.A$2]" office:value-type="float" office:value="278455.8" calcext:value-type="float">
            <text:p>278456</text:p>
          </table:table-cell>
          <table:table-cell table:style-name="ce5"/>
          <table:table-cell/>
          <table:table-cell office:value-type="string" calcext:value-type="string">
            <text:p>Waiting code refactored, unused by default unless caller specifies it.</text:p>
          </table:table-cell>
          <table:table-cell/>
        </table:table-row>
        <table:table-row table:style-name="ro1">
          <table:table-cell/>
          <table:table-cell office:value-type="float" office:value="13932729" calcext:value-type="float">
            <text:p>13932729</text:p>
          </table:table-cell>
          <table:table-cell table:formula="of:=[.B18]/[.A$2]" office:value-type="float" office:value="232212.15" calcext:value-type="float">
            <text:p>232212</text:p>
          </table:table-cell>
          <table:table-cell table:style-name="ce5"/>
          <table:table-cell table:number-columns-repeated="2"/>
          <table:table-cell table:style-name="ce2" office:value-type="string" calcext:value-type="string">
            <text:p>r214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inpro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3070041" calcext:value-type="float">
            <text:p>13070041</text:p>
          </table:table-cell>
          <table:table-cell table:formula="of:=[.B22]/[.A$2]" office:value-type="float" office:value="217834.016666667" calcext:value-type="float">
            <text:p>217834</text:p>
          </table:table-cell>
          <table:table-cell table:style-name="ce5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1">
          <table:table-cell/>
          <table:table-cell office:value-type="float" office:value="12925045" calcext:value-type="float">
            <text:p>12925045</text:p>
          </table:table-cell>
          <table:table-cell table:formula="of:=[.B23]/[.A$2]" office:value-type="float" office:value="215417.416666667" calcext:value-type="float">
            <text:p>215417</text:p>
          </table:table-cell>
          <table:table-cell table:style-name="ce5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1">
          <table:table-cell/>
          <table:table-cell office:value-type="float" office:value="12880020" calcext:value-type="float">
            <text:p>12880020</text:p>
          </table:table-cell>
          <table:table-cell table:formula="of:=[.B24]/[.A$2]" office:value-type="float" office:value="214667" calcext:value-type="float">
            <text:p>214667</text:p>
          </table:table-cell>
          <table:table-cell table:style-name="ce5"/>
          <table:table-cell/>
          <table:table-cell office:value-type="string" calcext:value-type="string">
            <text:p>memcpy but size correcting</text:p>
          </table:table-cell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13620052" calcext:value-type="float">
            <text:p>13620052</text:p>
          </table:table-cell>
          <table:table-cell table:formula="of:=[.B26]/[.A$2]" office:value-type="float" office:value="227000.866666667" calcext:value-type="float">
            <text:p>227001</text:p>
          </table:table-cell>
          <table:table-cell table:style-name="ce5"/>
          <table:table-cell/>
          <table:table-cell office:value-type="string" calcext:value-type="string">
            <text:p>no memcpy, correct sizing</text:p>
          </table:table-cell>
          <table:table-cell/>
        </table:table-row>
        <table:table-row table:style-name="ro1">
          <table:table-cell/>
          <table:table-cell office:value-type="float" office:value="14020067" calcext:value-type="float">
            <text:p>14020067</text:p>
          </table:table-cell>
          <table:table-cell table:formula="of:=[.B27]/[.A$2]" office:value-type="float" office:value="233667.783333333" calcext:value-type="float">
            <text:p>233668</text:p>
          </table:table-cell>
          <table:table-cell table:style-name="ce5"/>
          <table:table-cell/>
          <table:table-cell office:value-type="string" calcext:value-type="string">
            <text:p>DONTWAIT in recv (internal handler data socket)</text:p>
          </table:table-cell>
          <table:table-cell/>
        </table:table-row>
        <table:table-row table:style-name="ro1">
          <table:table-cell/>
          <table:table-cell office:value-type="float" office:value="13940034" calcext:value-type="float">
            <text:p>13940034</text:p>
          </table:table-cell>
          <table:table-cell table:formula="of:=[.B28]/[.A$2]" office:value-type="float" office:value="232333.9" calcext:value-type="float">
            <text:p>232334</text:p>
          </table:table-cell>
          <table:table-cell table:style-name="ce5"/>
          <table:table-cell/>
          <table:table-cell office:value-type="string" calcext:value-type="string">
            <text:p>DONTWAIT in send </text:p>
          </table:table-cell>
          <table:table-cell/>
        </table:table-row>
        <table:table-row table:style-name="ro1">
          <table:table-cell/>
          <table:table-cell office:value-type="float" office:value="13935079" calcext:value-type="float">
            <text:p>13935079</text:p>
          </table:table-cell>
          <table:table-cell table:formula="of:=[.B29]/[.A$2]" office:value-type="float" office:value="232251.316666667" calcext:value-type="float">
            <text:p>232251</text:p>
          </table:table-cell>
          <table:table-cell table:style-name="ce5"/>
          <table:table-cell/>
          <table:table-cell office:value-type="string" calcext:value-type="string">
            <text:p>DONTWAIT both side</text:p>
          </table:table-cell>
          <table:table-cell/>
        </table:table-row>
        <table:table-row table:style-name="ro1">
          <table:table-cell/>
          <table:table-cell office:value-type="float" office:value="13790040" calcext:value-type="float">
            <text:p>13790040</text:p>
          </table:table-cell>
          <table:table-cell table:formula="of:=[.B30]/[.A$2]" office:value-type="float" office:value="229834" calcext:value-type="float">
            <text:p>229834</text:p>
          </table:table-cell>
          <table:table-cell table:style-name="ce5"/>
          <table:table-cell/>
          <table:table-cell office:value-type="string" calcext:value-type="string">
            <text:p>No IO thread in contxt</text:p>
          </table:table-cell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13950054" calcext:value-type="float">
            <text:p>13950054</text:p>
          </table:table-cell>
          <table:table-cell table:formula="of:=[.B32]/[.A$2]" office:value-type="float" office:value="232500.9" calcext:value-type="float">
            <text:p>232501</text:p>
          </table:table-cell>
          <table:table-cell table:style-name="ce5"/>
          <table:table-cell table:number-columns-repeated="2"/>
          <table:table-cell table:style-name="ce2" office:value-type="string" calcext:value-type="string">
            <text:p>r214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zlog mt (github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3321308" calcext:value-type="float">
            <text:p>23321308</text:p>
          </table:table-cell>
          <table:table-cell table:formula="of:=[.B36]/[.A$2]" office:value-type="float" office:value="388688.466666667" calcext:value-type="float">
            <text:p>388688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19331129" calcext:value-type="float">
            <text:p>19331129</text:p>
          </table:table-cell>
          <table:table-cell table:formula="of:=[.B37]/[.A$2]" office:value-type="float" office:value="322185.483333333" calcext:value-type="float">
            <text:p>322185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13207817" calcext:value-type="float">
            <text:p>13207817</text:p>
          </table:table-cell>
          <table:table-cell table:formula="of:=[.B38]/[.A$2]" office:value-type="float" office:value="220130.283333333" calcext:value-type="float">
            <text:p>220130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26638483" calcext:value-type="float">
            <text:p>26638483</text:p>
          </table:table-cell>
          <table:table-cell table:formula="of:=[.B39]/[.A$2]" office:value-type="float" office:value="443974.716666667" calcext:value-type="float">
            <text:p>443975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13094022" calcext:value-type="float">
            <text:p>13094022</text:p>
          </table:table-cell>
          <table:table-cell table:formula="of:=[.B40]/[.A$2]" office:value-type="float" office:value="218233.7" calcext:value-type="float">
            <text:p>218234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27767063" calcext:value-type="float">
            <text:p>27767063</text:p>
          </table:table-cell>
          <table:table-cell table:formula="of:=[.B41]/[.A$2]" office:value-type="float" office:value="462784.383333333" calcext:value-type="float">
            <text:p>462784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27810828" calcext:value-type="float">
            <text:p>27810828</text:p>
          </table:table-cell>
          <table:table-cell table:formula="of:=[.B42]/[.A$2]" office:value-type="float" office:value="463513.8" calcext:value-type="float">
            <text:p>463514</text:p>
          </table:table-cell>
          <table:table-cell table:style-name="ce5" office:value-type="float" office:value="2169244584" calcext:value-type="float">
            <text:p>2169244584</text:p>
          </table:table-cell>
          <table:table-cell table:formula="of:=[.D42]/60/1024/1024" office:value-type="float" office:value="34.4792140960693" calcext:value-type="float">
            <text:p>34,47921409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62091" calcext:value-type="float">
            <text:p>27162091</text:p>
          </table:table-cell>
          <table:table-cell table:formula="of:=[.B43]/[.A$2]" office:value-type="float" office:value="452701.516666667" calcext:value-type="float">
            <text:p>452702</text:p>
          </table:table-cell>
          <table:table-cell table:style-name="ce5" office:value-type="float" office:value="2852019555" calcext:value-type="float">
            <text:p>2852019555</text:p>
          </table:table-cell>
          <table:table-cell table:formula="of:=[.D43]/60/1024/1024" office:value-type="float" office:value="45.3316299915314" calcext:value-type="float">
            <text:p>45,3316299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60890" calcext:value-type="float">
            <text:p>15260890</text:p>
          </table:table-cell>
          <table:table-cell table:formula="of:=[.B44]/[.A$2]" office:value-type="float" office:value="254348.166666667" calcext:value-type="float">
            <text:p>254348</text:p>
          </table:table-cell>
          <table:table-cell table:style-name="ce5" office:value-type="float" office:value="1602393450" calcext:value-type="float">
            <text:p>1602393450</text:p>
          </table:table-cell>
          <table:table-cell table:formula="of:=[.D44]/60/1024/1024" office:value-type="float" office:value="25.4693579673767" calcext:value-type="float">
            <text:p>25,469357967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1">
          <table:table-cell/>
          <table:table-cell office:value-type="float" office:value="15525993" calcext:value-type="float">
            <text:p>15525993</text:p>
          </table:table-cell>
          <table:table-cell table:formula="of:=[.B45]/[.A$2]" office:value-type="float" office:value="258766.55" calcext:value-type="float">
            <text:p>258767</text:p>
          </table:table-cell>
          <table:table-cell table:style-name="ce5" office:value-type="float" office:value="1630229265" calcext:value-type="float">
            <text:p>1630229265</text:p>
          </table:table-cell>
          <table:table-cell table:formula="of:=[.D45]/60/1024/1024" office:value-type="float" office:value="25.9117963314056" calcext:value-type="float">
            <text:p>25,911796331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1">
          <table:table-cell office:value-type="string" calcext:value-type="string">
            <text:p>On grumpy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7675019" calcext:value-type="float">
            <text:p>7675019</text:p>
          </table:table-cell>
          <table:table-cell table:formula="of:=[.B47]/[.A$2]" office:value-type="float" office:value="127916.983333333" calcext:value-type="float">
            <text:p>127917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7510025" calcext:value-type="float">
            <text:p>7510025</text:p>
          </table:table-cell>
          <table:table-cell table:formula="of:=[.B48]/[.A$2]" office:value-type="float" office:value="125167.083333333" calcext:value-type="float">
            <text:p>125167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15004892" calcext:value-type="float">
            <text:p>15004892</text:p>
          </table:table-cell>
          <table:table-cell table:formula="of:=[.B49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49]/60/1024/1024" office:value-type="float" office:value="28.3810644467672" calcext:value-type="float">
            <text:p>28,38106444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4892" calcext:value-type="float">
            <text:p>15004892</text:p>
          </table:table-cell>
          <table:table-cell table:formula="of:=[.B50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50]/60/1024/1024" office:value-type="float" office:value="28.3810644467672" calcext:value-type="float">
            <text:p>28,3810644468</text:p>
          </table:table-cell>
          <table:table-cell/>
          <table:table-cell table:style-name="ce6" office:value-type="string" calcext:value-type="string">
            <text:p>r6909</text:p>
          </table:table-cell>
        </table:table-row>
        <table:table-row table:style-name="ro1">
          <table:table-cell/>
          <table:table-cell office:value-type="float" office:value="46509055" calcext:value-type="float">
            <text:p>46509055</text:p>
          </table:table-cell>
          <table:table-cell table:formula="of:=[.B51]/[.A$2]" office:value-type="float" office:value="775150.916666667" calcext:value-type="float">
            <text:p>775151</text:p>
          </table:table-cell>
          <table:table-cell office:value-type="float" office:value="5534577529" calcext:value-type="float">
            <text:p>5534577529</text:p>
          </table:table-cell>
          <table:table-cell table:formula="of:=[.D51]/60/1024/1024" office:value-type="float" office:value="87.9697406927745" calcext:value-type="float">
            <text:p>87,9697406928</text:p>
          </table:table-cell>
          <table:table-cell/>
          <table:table-cell office:value-type="string" calcext:value-type="string">
            <text:p>33 thread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ing bximisc_strlcpy instead of strncpy(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54]-[.C$32])/[.C$32]" office:value-type="percentage" office:value="0.0869907743726297" calcext:value-type="percentage">
            <text:p>8,70%</text:p>
          </table:table-cell>
          <table:table-cell office:value-type="float" office:value="15163580" calcext:value-type="float">
            <text:p>15163580</text:p>
          </table:table-cell>
          <table:table-cell table:formula="of:=[.B54]/[.A$2]" office:value-type="float" office:value="252726.333333333" calcext:value-type="float">
            <text:p>252726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4" table:formula="of:=([.C55]-[.C$32])/[.C$32]" office:value-type="percentage" office:value="0.0906385021878768" calcext:value-type="percentage">
            <text:p>9,06%</text:p>
          </table:table-cell>
          <table:table-cell office:value-type="float" office:value="15214466" calcext:value-type="float">
            <text:p>15214466</text:p>
          </table:table-cell>
          <table:table-cell table:formula="of:=[.B55]/[.A$2]" office:value-type="float" office:value="253574.433333333" calcext:value-type="float">
            <text:p>253574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4" table:formula="of:=([.C56]-[.C$32])/[.C$32]" office:value-type="percentage" office:value="0.0834115050737438" calcext:value-type="percentage">
            <text:p>8,34%</text:p>
          </table:table-cell>
          <table:table-cell office:value-type="float" office:value="15113649" calcext:value-type="float">
            <text:p>15113649</text:p>
          </table:table-cell>
          <table:table-cell table:formula="of:=[.B56]/[.A$2]" office:value-type="float" office:value="251894.15" calcext:value-type="float">
            <text:p>251894</text:p>
          </table:table-cell>
          <table:table-cell table:style-name="ce5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57]-[.C$32])/[.C$32]" office:value-type="percentage" office:value="0.0905628035561727" calcext:value-type="percentage">
            <text:p>9,06%</text:p>
          </table:table-cell>
          <table:table-cell office:value-type="float" office:value="15213410" calcext:value-type="float">
            <text:p>15213410</text:p>
          </table:table-cell>
          <table:table-cell table:formula="of:=[.B57]/[.A$2]" office:value-type="float" office:value="253556.833333333" calcext:value-type="float">
            <text:p>253557</text:p>
          </table:table-cell>
          <table:table-cell table:style-name="ce5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58]-[.C$32])/[.C$32]" office:value-type="percentage" office:value="0.0869920646902156" calcext:value-type="percentage">
            <text:p>8,70%</text:p>
          </table:table-cell>
          <table:table-cell office:value-type="float" office:value="15163598" calcext:value-type="float">
            <text:p>15163598</text:p>
          </table:table-cell>
          <table:table-cell table:formula="of:=[.B58]/[.A$2]" office:value-type="float" office:value="252726.633333333" calcext:value-type="float">
            <text:p>252727</text:p>
          </table:table-cell>
          <table:table-cell table:style-name="ce5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59]-[.C$32])/[.C$32]" office:value-type="percentage" office:value="0.108441444025951" calcext:value-type="percentage">
            <text:p>10,84%</text:p>
          </table:table-cell>
          <table:table-cell office:value-type="float" office:value="15462818" calcext:value-type="float">
            <text:p>15462818</text:p>
          </table:table-cell>
          <table:table-cell table:formula="of:=[.B59]/[.A$2]" office:value-type="float" office:value="257713.633333333" calcext:value-type="float">
            <text:p>257714</text:p>
          </table:table-cell>
          <table:table-cell table:style-name="ce5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 destination strings instead of returning number of bytes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61]-[.C$32])/[.C$32]" office:value-type="percentage" office:value="0.0869874768943548" calcext:value-type="percentage">
            <text:p>8,70%</text:p>
          </table:table-cell>
          <table:table-cell office:value-type="float" office:value="15163534" calcext:value-type="float">
            <text:p>15163534</text:p>
          </table:table-cell>
          <table:table-cell table:formula="of:=[.B61]/[.A$2]" office:value-type="float" office:value="252725.566666667" calcext:value-type="float">
            <text:p>252726</text:p>
          </table:table-cell>
          <table:table-cell table:style-name="ce5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62]-[.C$32])/[.C$32]" office:value-type="percentage" office:value="0.0869892690021129" calcext:value-type="percentage">
            <text:p>8,70%</text:p>
          </table:table-cell>
          <table:table-cell office:value-type="float" office:value="15163559" calcext:value-type="float">
            <text:p>15163559</text:p>
          </table:table-cell>
          <table:table-cell table:formula="of:=[.B62]/[.A$2]" office:value-type="float" office:value="252725.983333333" calcext:value-type="float">
            <text:p>252726</text:p>
          </table:table-cell>
          <table:table-cell table:style-name="ce5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ore allocation, sprintf directly inside the zmsg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64]-[.C$32])/[.C$32]" office:value-type="percentage" office:value="0.0905645239796205" calcext:value-type="percentage">
            <text:p>9,06%</text:p>
          </table:table-cell>
          <table:table-cell office:value-type="float" office:value="15213434" calcext:value-type="float">
            <text:p>15213434</text:p>
          </table:table-cell>
          <table:table-cell table:formula="of:=[.B64]/[.A$2]" office:value-type="float" office:value="253557.233333333" calcext:value-type="float">
            <text:p>253557</text:p>
          </table:table-cell>
          <table:table-cell table:style-name="ce5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65]-[.C$32])/[.C$32]" office:value-type="percentage" office:value="0.0869887672119406" calcext:value-type="percentage">
            <text:p>8,70%</text:p>
          </table:table-cell>
          <table:table-cell office:value-type="float" office:value="15163552" calcext:value-type="float">
            <text:p>15163552</text:p>
          </table:table-cell>
          <table:table-cell table:formula="of:=[.B65]/[.A$2]" office:value-type="float" office:value="252725.866666667" calcext:value-type="float">
            <text:p>252726</text:p>
          </table:table-cell>
          <table:table-cell table:style-name="ce5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66]-[.C$32])/[.C$32]" office:value-type="percentage" office:value="0.0834128670756401" calcext:value-type="percentage">
            <text:p>8,34%</text:p>
          </table:table-cell>
          <table:table-cell office:value-type="float" office:value="15113668" calcext:value-type="float">
            <text:p>15113668</text:p>
          </table:table-cell>
          <table:table-cell table:formula="of:=[.B66]/[.A$2]" office:value-type="float" office:value="251894.466666667" calcext:value-type="float">
            <text:p>251894</text:p>
          </table:table-cell>
          <table:table-cell table:style-name="ce5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67]-[.C$32])/[.C$32]" office:value-type="percentage" office:value="0.094139994010059" calcext:value-type="percentage">
            <text:p>9,41%</text:p>
          </table:table-cell>
          <table:table-cell office:value-type="float" office:value="15263312" calcext:value-type="float">
            <text:p>15263312</text:p>
          </table:table-cell>
          <table:table-cell table:formula="of:=[.B67]/[.A$2]" office:value-type="float" office:value="254388.533333333" calcext:value-type="float">
            <text:p>254389</text:p>
          </table:table-cell>
          <table:table-cell table:style-name="ce5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70]-[.C$32])/[.C$32]" office:value-type="percentage" office:value="0.103523255178797" calcext:value-type="percentage">
            <text:p>10,35%</text:p>
          </table:table-cell>
          <table:table-cell office:value-type="float" office:value="15394209" calcext:value-type="float">
            <text:p>15394209</text:p>
          </table:table-cell>
          <table:table-cell table:formula="of:=[.B70]/[.A$2]" office:value-type="float" office:value="256570.15" calcext:value-type="float">
            <text:p>256570</text:p>
          </table:table-cell>
          <table:table-cell table:style-name="ce5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71]-[.C$32])/[.C$32]" office:value-type="percentage" office:value="0.0971054305596237" calcext:value-type="percentage">
            <text:p>9,71%</text:p>
          </table:table-cell>
          <table:table-cell office:value-type="float" office:value="15304680" calcext:value-type="float">
            <text:p>15304680</text:p>
          </table:table-cell>
          <table:table-cell table:formula="of:=[.B71]/[.A$2]" office:value-type="float" office:value="255078" calcext:value-type="float">
            <text:p>255078</text:p>
          </table:table-cell>
          <table:table-cell table:style-name="ce5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72]-[.C$32])/[.C$32]" office:value-type="percentage" office:value="0.10674775882588" calcext:value-type="percentage">
            <text:p>10,67%</text:p>
          </table:table-cell>
          <table:table-cell office:value-type="float" office:value="15439191" calcext:value-type="float">
            <text:p>15439191</text:p>
          </table:table-cell>
          <table:table-cell table:formula="of:=[.B72]/[.A$2]" office:value-type="float" office:value="257319.85" calcext:value-type="float">
            <text:p>257320</text:p>
          </table:table-cell>
          <table:table-cell table:style-name="ce5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4" table:formula="of:=([.C73]-[.C$32])/[.C$32]" office:value-type="percentage" office:value="0.0970887281153177" calcext:value-type="percentage">
            <text:p>9,71%</text:p>
          </table:table-cell>
          <table:table-cell office:value-type="float" office:value="15304447" calcext:value-type="float">
            <text:p>15304447</text:p>
          </table:table-cell>
          <table:table-cell table:formula="of:=[.B73]/[.A$2]" office:value-type="float" office:value="255074.116666667" calcext:value-type="float">
            <text:p>255074</text:p>
          </table:table-cell>
          <table:table-cell table:style-name="ce5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multiple frames (removing size limitation) zerocopy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2836</text:p>
          </table:table-cell>
        </table:table-row>
        <table:table-row table:style-name="ro1">
          <table:table-cell table:style-name="ce4" table:formula="of:=([.C77]-[.C$32])/[.C$32]" office:value-type="percentage" office:value="-0.0453045558103216" calcext:value-type="percentage">
            <text:p>-4,53%</text:p>
          </table:table-cell>
          <table:table-cell office:value-type="float" office:value="13318053" calcext:value-type="float">
            <text:p>13318053</text:p>
          </table:table-cell>
          <table:table-cell table:formula="of:=[.B77]/[.A$2]" office:value-type="float" office:value="221967.55" calcext:value-type="float">
            <text:p>221968</text:p>
          </table:table-cell>
          <table:table-cell table:style-name="ce5"/>
          <table:table-cell office:value-type="string" calcext:value-type="string">
            <text:p>r2836</text:p>
          </table:table-cell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1">
          <table:table-cell table:style-name="ce4" table:formula="of:=([.C78]-[.C$32])/[.C$32]" office:value-type="percentage" office:value="-0.0416357528078386" calcext:value-type="percentage">
            <text:p>-4,16%</text:p>
          </table:table-cell>
          <table:table-cell office:value-type="float" office:value="13369233" calcext:value-type="float">
            <text:p>13369233</text:p>
          </table:table-cell>
          <table:table-cell table:formula="of:=[.B78]/[.A$2]" office:value-type="float" office:value="222820.55" calcext:value-type="float">
            <text:p>222821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copy, but two frames (1 for the header, 1 for the logmsg)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ranch: bxilog-20mq-frames-per-log</text:p>
          </table:table-cell>
        </table:table-row>
        <table:table-row table:style-name="ro1">
          <table:table-cell table:style-name="ce4" table:formula="of:=([.C81]-[.C$32])/[.C$32]" office:value-type="percentage" office:value="0.0335785796958206" calcext:value-type="percentage">
            <text:p>3,36%</text:p>
          </table:table-cell>
          <table:table-cell office:value-type="float" office:value="14418477" calcext:value-type="float">
            <text:p>14418477</text:p>
          </table:table-cell>
          <table:table-cell table:formula="of:=[.B81]/[.A$2]" office:value-type="float" office:value="240307.95" calcext:value-type="float">
            <text:p>240308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() function and bximisc_calloc()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84]-[.C$32])/[.C$32]" office:value-type="percentage" office:value="0.0229933160115366" calcext:value-type="percentage">
            <text:p>2,30%</text:p>
          </table:table-cell>
          <table:table-cell office:value-type="float" office:value="14270812" calcext:value-type="float">
            <text:p>14270812</text:p>
          </table:table-cell>
          <table:table-cell table:formula="of:=[.B84]/[.A$2]" office:value-type="float" office:value="237846.866666667" calcext:value-type="float">
            <text:p>237847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() function and a stack allocated buffer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87]-[.C$32])/[.C$32]" office:value-type="percentage" office:value="0.0480226098049514" calcext:value-type="percentage">
            <text:p>4,80%</text:p>
          </table:table-cell>
          <table:table-cell office:value-type="float" office:value="14619972" calcext:value-type="float">
            <text:p>14619972</text:p>
          </table:table-cell>
          <table:table-cell table:formula="of:=[.B87]/[.A$2]" office:value-type="float" office:value="243666.2" calcext:value-type="float">
            <text:p>243666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_zc() function, bximisc_calloc() (zc = zero copy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90]-[.C$32])/[.C$32]" office:value-type="percentage" office:value="0.0444469964058921" calcext:value-type="percentage">
            <text:p>4,44%</text:p>
          </table:table-cell>
          <table:table-cell office:value-type="float" office:value="14570092" calcext:value-type="float">
            <text:p>14570092</text:p>
          </table:table-cell>
          <table:table-cell table:formula="of:=[.B90]/[.A$2]" office:value-type="float" office:value="242834.866666667" calcext:value-type="float">
            <text:p>242835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_zc() function, malloc() (zc = zero copy) instead of bximisc_calloc(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93]-[.C$32])/[.C$32]" office:value-type="percentage" office:value="0.0480226098049514" calcext:value-type="percentage">
            <text:p>4,80%</text:p>
          </table:table-cell>
          <table:table-cell office:value-type="float" office:value="14619972" calcext:value-type="float">
            <text:p>14619972</text:p>
          </table:table-cell>
          <table:table-cell table:formula="of:=[.B93]/[.A$2]" office:value-type="float" office:value="243666.2" calcext:value-type="float">
            <text:p>243666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copy, but a single frame (1 sprintf + 1 memcopy for storing into a zmqmsg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96]-[.C$32])/[.C$32]" office:value-type="percentage" office:value="0.130044084417164" calcext:value-type="percentage">
            <text:p>13,00%</text:p>
          </table:table-cell>
          <table:table-cell office:value-type="float" office:value="15764176" calcext:value-type="float">
            <text:p>15764176</text:p>
          </table:table-cell>
          <table:table-cell table:formula="of:=[.B96]/[.A$2]" office:value-type="float" office:value="262736.266666667" calcext:value-type="float">
            <text:p>262736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 table:style-name="ce2" office:value-type="string" calcext:value-type="string">
            <text:p>r283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moving call to strlen() for FILENAME and logmsg.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387</text:p>
          </table:table-cell>
        </table:table-row>
        <table:table-row table:style-name="ro1">
          <table:table-cell table:style-name="ce4" table:formula="of:=([.C99]-[.C$32])/[.C$32]" office:value-type="percentage" office:value="0.248223985369519" calcext:value-type="percentage">
            <text:p>24,82%</text:p>
          </table:table-cell>
          <table:table-cell office:value-type="float" office:value="17412792" calcext:value-type="float">
            <text:p>17412792</text:p>
          </table:table-cell>
          <table:table-cell table:formula="of:=[.B99]/[.A$2]" office:value-type="float" office:value="290213.2" calcext:value-type="float">
            <text:p>290213</text:p>
          </table:table-cell>
          <table:table-cell table:style-name="ce5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style-name="ce4" table:formula="of:=([.C100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0]/[.A$2]" office:value-type="float" office:value="291052.2" calcext:value-type="float">
            <text:p>291052</text:p>
          </table:table-cell>
          <table:table-cell table:style-name="ce5"/>
          <table:table-cell/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Removing call to strlen() for logger name 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388</text:p>
          </table:table-cell>
        </table:table-row>
        <table:table-row table:style-name="ro1">
          <table:table-cell table:style-name="ce4" table:formula="of:=([.C103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3]/[.A$2]" office:value-type="float" office:value="291052.2" calcext:value-type="float">
            <text:p>291052</text:p>
          </table:table-cell>
          <table:table-cell table:style-name="ce5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1">
          <table:table-cell table:style-name="ce4" table:formula="of:=([.C104]-[.C$32])/[.C$32]" office:value-type="percentage" office:value="0.266135027147565" calcext:value-type="percentage">
            <text:p>26,61%</text:p>
          </table:table-cell>
          <table:table-cell office:value-type="float" office:value="17662652" calcext:value-type="float">
            <text:p>17662652</text:p>
          </table:table-cell>
          <table:table-cell table:formula="of:=[.B104]/[.A$2]" office:value-type="float" office:value="294377.533333333" calcext:value-type="float">
            <text:p>294378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moving call to getpid(), pid header field and bximisc_thread_rank().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398</text:p>
          </table:table-cell>
        </table:table-row>
        <table:table-row table:style-name="ro1">
          <table:table-cell table:style-name="ce4" table:formula="of:=([.C107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7]/[.A$2]" office:value-type="float" office:value="291052.2" calcext:value-type="float">
            <text:p>291052</text:p>
          </table:table-cell>
          <table:table-cell table:style-name="ce5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1">
          <table:table-cell table:style-name="ce4" table:formula="of:=([.C108]-[.C$32])/[.C$32]" office:value-type="percentage" office:value="0.255408186950387" calcext:value-type="percentage">
            <text:p>25,54%</text:p>
          </table:table-cell>
          <table:table-cell office:value-type="float" office:value="17513012" calcext:value-type="float">
            <text:p>17513012</text:p>
          </table:table-cell>
          <table:table-cell table:formula="of:=[.B108]/[.A$2]" office:value-type="float" office:value="291883.533333333" calcext:value-type="float">
            <text:p>291884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111]-[.C$32])/[.C$32]" office:value-type="percentage" office:value="0.25454224048165" calcext:value-type="percentage">
            <text:p>25,45%</text:p>
          </table:table-cell>
          <table:table-cell office:value-type="float" office:value="17500932" calcext:value-type="float">
            <text:p>17500932</text:p>
          </table:table-cell>
          <table:table-cell table:formula="of:=[.B111]/[.A$2]" office:value-type="float" office:value="291682.2" calcext:value-type="float">
            <text:p>291682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0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114]-[.C$32])/[.C$32]" office:value-type="percentage" office:value="0.43401968193098" calcext:value-type="percentage">
            <text:p>43,40%</text:p>
          </table:table-cell>
          <table:table-cell office:value-type="float" office:value="20004652" calcext:value-type="float">
            <text:p>20004652</text:p>
          </table:table-cell>
          <table:table-cell table:formula="of:=[.B114]/[.A$2]" office:value-type="float" office:value="333410.866666667" calcext:value-type="float">
            <text:p>333411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20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117]-[.C$32])/[.C$32]" office:value-type="percentage" office:value="0.434036886165459" calcext:value-type="percentage">
            <text:p>43,40%</text:p>
          </table:table-cell>
          <table:table-cell office:value-type="float" office:value="20004892" calcext:value-type="float">
            <text:p>20004892</text:p>
          </table:table-cell>
          <table:table-cell table:formula="of:=[.B117]/[.A$2]" office:value-type="float" office:value="333414.866666667" calcext:value-type="float">
            <text:p>333415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5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120]-[.C$32])/[.C$32]" office:value-type="percentage" office:value="0.254783099764345" calcext:value-type="percentage">
            <text:p>25,48%</text:p>
          </table:table-cell>
          <table:table-cell office:value-type="float" office:value="17504292" calcext:value-type="float">
            <text:p>17504292</text:p>
          </table:table-cell>
          <table:table-cell table:formula="of:=[.B120]/[.A$2]" office:value-type="float" office:value="291738.2" calcext:value-type="float">
            <text:p>291738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75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123]-[.C$32])/[.C$32]" office:value-type="percentage" office:value="0.344405691906282" calcext:value-type="percentage">
            <text:p>34,44%</text:p>
          </table:table-cell>
          <table:table-cell office:value-type="float" office:value="18754532" calcext:value-type="float">
            <text:p>18754532</text:p>
          </table:table-cell>
          <table:table-cell table:formula="of:=[.B123]/[.A$2]" office:value-type="float" office:value="312575.533333333" calcext:value-type="float">
            <text:p>312576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75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table:formula="of:=([.C126]-[.C$32])/[.C$32]" office:value-type="percentage" office:value="0.254826110350541" calcext:value-type="percentage">
            <text:p>25,48%</text:p>
          </table:table-cell>
          <table:table-cell office:value-type="float" office:value="17504892" calcext:value-type="float">
            <text:p>17504892</text:p>
          </table:table-cell>
          <table:table-cell table:formula="of:=[.B126]/[.A$2]" office:value-type="float" office:value="291748.2" calcext:value-type="float">
            <text:p>291748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500000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404</text:p>
          </table:table-cell>
        </table:table-row>
        <table:table-row table:style-name="ro1">
          <table:table-cell table:style-name="ce4" table:formula="of:=([.C129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29]/[.A$2]" office:value-type="float" office:value="375079.533333333" calcext:value-type="float">
            <text:p>375080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4" table:formula="of:=([.C130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30]/[.A$2]" office:value-type="float" office:value="375079.533333333" calcext:value-type="float">
            <text:p>375080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4" table:formula="of:=([.C131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31]/[.A$2]" office:value-type="float" office:value="375079.533333333" calcext:value-type="float">
            <text:p>375080</text:p>
          </table:table-cell>
          <table:table-cell table:style-name="ce5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4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a pre-allocated buffer 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894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34]/[.A$2]" office:value-type="float" office:value="375079.533333333" calcext:value-type="float">
            <text:p>375080</text:p>
          </table:table-cell>
          <table:table-cell table:style-name="ce5" office:value-type="float" office:value="2678067927" calcext:value-type="float">
            <text:p>2678067927</text:p>
          </table:table-cell>
          <table:table-cell table:formula="of:=[.D134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 (v 4.7.3-r1)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tarting basename() from the end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900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3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38]/60/1024/1024" office:value-type="float" office:value="42.5667433261871" calcext:value-type="float">
            <text:p>42,56674332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ssing all length in header structur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41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41]/60/1024/1024" office:value-type="float" office:value="42.5667433261871" calcext:value-type="float">
            <text:p>42,566743326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call localtime_r() → rely on postprocessing of log for producing date/time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Not committed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46]/[.A$2]" office:value-type="float" office:value="375079.533333333" calcext:value-type="float">
            <text:p>375080</text:p>
          </table:table-cell>
          <table:table-cell office:value-type="float" office:value="2518767241" calcext:value-type="float">
            <text:p>2518767241</text:p>
          </table:table-cell>
          <table:table-cell table:formula="of:=[.D146]/60/1024/1024" office:value-type="float" office:value="40.0347271124522" calcext:value-type="float">
            <text:p>40,03472711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 and do not call localtime_r()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Not committed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49]/[.A$2]" office:value-type="float" office:value="500077.533333333" calcext:value-type="float">
            <text:p>500078</text:p>
          </table:table-cell>
          <table:table-cell office:value-type="float" office:value="3357139394" calcext:value-type="float">
            <text:p>3357139394</text:p>
          </table:table-cell>
          <table:table-cell table:formula="of:=[.D149]/60/1024/1024" office:value-type="float" office:value="53.3602936108907" calcext:value-type="float">
            <text:p>53,3602936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50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0]/60/1024/1024" office:value-type="float" office:value="54.3678667068482" calcext:value-type="float">
            <text:p>54,36786670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, do not call localtime_r(), fwrite() is not a cancellation point.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Not committed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53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3]/60/1024/1024" office:value-type="float" office:value="54.3678667068482" calcext:value-type="float">
            <text:p>54,3678667068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904</text:p>
          </table:table-cell>
        </table:table-row>
        <table:table-row table:style-name="ro1">
          <table:table-cell/>
          <table:table-cell office:value-type="float" office:value="25662636" calcext:value-type="float">
            <text:p>25662636</text:p>
          </table:table-cell>
          <table:table-cell table:formula="of:=[.B157]/[.A$2]" office:value-type="float" office:value="427710.6" calcext:value-type="float">
            <text:p>427711</text:p>
          </table:table-cell>
          <table:table-cell office:value-type="float" office:value="3053853743" calcext:value-type="float">
            <text:p>3053853743</text:p>
          </table:table-cell>
          <table:table-cell table:formula="of:=[.D157]/60/1024/1024" office:value-type="float" office:value="48.5396980126699" calcext:value-type="float">
            <text:p>48,5396980127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5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58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8142827" calcext:value-type="float">
            <text:p>28142827</text:p>
          </table:table-cell>
          <table:table-cell table:formula="of:=[.B159]/[.A$2]" office:value-type="float" office:value="469047.116666667" calcext:value-type="float">
            <text:p>469047</text:p>
          </table:table-cell>
          <table:table-cell office:value-type="float" office:value="3348996477" calcext:value-type="float">
            <text:p>3348996477</text:p>
          </table:table-cell>
          <table:table-cell table:formula="of:=[.D159]/60/1024/1024" office:value-type="float" office:value="53.2308654308319" calcext:value-type="float">
            <text:p>53,2308654308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/>
          <table:table-cell office:value-type="float" office:value="29354220" calcext:value-type="float">
            <text:p>29354220</text:p>
          </table:table-cell>
          <table:table-cell table:formula="of:=[.B160]/[.A$2]" office:value-type="float" office:value="489237" calcext:value-type="float">
            <text:p>489237</text:p>
          </table:table-cell>
          <table:table-cell office:value-type="float" office:value="3493152249" calcext:value-type="float">
            <text:p>3493152249</text:p>
          </table:table-cell>
          <table:table-cell table:formula="of:=[.D160]/60/1024/1024" office:value-type="float" office:value="55.5221597194672" calcext:value-type="float">
            <text:p>55,5221597195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1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1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2505358" calcext:value-type="float">
            <text:p>22505358</text:p>
          </table:table-cell>
          <table:table-cell table:formula="of:=[.B162]/[.A$2]" office:value-type="float" office:value="375089.3" calcext:value-type="float">
            <text:p>375089</text:p>
          </table:table-cell>
          <table:table-cell office:value-type="float" office:value="2678137661" calcext:value-type="float">
            <text:p>2678137661</text:p>
          </table:table-cell>
          <table:table-cell table:formula="of:=[.D162]/60/1024/1024" office:value-type="float" office:value="42.5678517182668" calcext:value-type="float">
            <text:p>42,5678517183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a flush() after a given polling timeout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6906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5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5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66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66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7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7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write() instead of fprintf()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7780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70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0]/60/1024/1024" office:value-type="float" office:value="42.5667465051015" calcext:value-type="float">
            <text:p>42,5667465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71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1]/60/1024/1024" office:value-type="float" office:value="42.5667465051015" calcext:value-type="float">
            <text:p>42,566746505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w architecture, one file handler based on write() and tuned</text:p>
          </table:table-cell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r14554</text:p>
          </table:table-cell>
        </table:table-row>
      </table:table>
      <table:table table:name="python" table:style-name="ta1" table:print="false">
        <table:shapes>
          <draw:frame draw:z-index="0" draw:style-name="gr1" draw:text-style-name="P1" svg:width="249.16mm" svg:height="177.96mm" svg:x="179.84mm" svg:y="1.33mm">
            <draw:object draw:notify-on-update-of-ranges="python.B5:python.B5 python.A6:python.A6 python.B6:python.B6 python.A7:python.A7 python.B7:python.B7 python.A8:python.A8 python.B8:python.B8 python.A9:python.A9 python.B9:python.B9 python.A10:python.A10 python.B10:python.B10 python.A11:python.A11 python.B11:python.B11 python.A12:python.A12 python.B12:python.B12 python.A13:python.A13 python.B13:python.B13 python.A14:python.A14 python.B14:python.B14 python.A15:python.A15 python.B15:python.B15 python.A16:python.A16 python.B16:python.B16 python.A17:python.A17 python.B17:python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8"/>
        <table:table-column table:style-name="co1" table:default-cell-style-name="ce10"/>
        <table:table-column table:style-name="co1" table:number-columns-repeated="3" table:default-cell-style-name="ce7"/>
        <table:table-column table:style-name="co5" table:default-cell-style-name="ce7"/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r9229</text:p>
          </table:table-cell>
          <table:table-cell table:style-name="Default" office:value-type="string" calcext:value-type="string">
            <text:p>Python 2.7.7</text:p>
          </table:table-cell>
          <table:table-cell table:style-name="Default" office:value-type="string" calcext:value-type="string">
            <text:p>Pypy 2.4.0</text:p>
          </table:table-cell>
          <table:table-cell table:style-name="ce2" office:value-type="string" calcext:value-type="string">
            <text:p>clm-basic-libc-3_5-Bull_1_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#thread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#seconds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7"/>
          <table:table-cell table:style-name="ce9" office:value-type="string" calcext:value-type="string">
            <text:p>log/s</text:p>
          </table:table-cell>
          <table:table-cell table:style-name="ce9" office:value-type="string" calcext:value-type="string">
            <text:p>MB/s</text:p>
          </table:table-cell>
          <table:table-cell table:style-name="ce9" office:value-type="string" calcext:value-type="string">
            <text:p>#logs</text:p>
          </table:table-cell>
          <table:table-cell table:style-name="ce9" office:value-type="string" calcext:value-type="string">
            <text:p>#Bytes</text:p>
          </table:table-cell>
          <table:table-cell/>
        </table:table-row>
        <table:table-row table:style-name="ro1">
          <table:table-cell office:value-type="string" calcext:value-type="string">
            <text:p>logging/threading/CPython</text:p>
          </table:table-cell>
          <table:table-cell table:formula="of:=[.D6]/[.B$3]" office:value-type="float" office:value="19713.0333333333" calcext:value-type="float">
            <text:p>19713</text:p>
          </table:table-cell>
          <table:table-cell table:formula="of:=[.E6]/60/1024/1024" office:value-type="float" office:value="0.601594034830729" calcext:value-type="float">
            <text:p>0,6015940348</text:p>
          </table:table-cell>
          <table:table-cell office:value-type="float" office:value="1182782" calcext:value-type="float">
            <text:p>1182782</text:p>
          </table:table-cell>
          <table:table-cell office:value-type="float" office:value="37849024" calcext:value-type="float">
            <text:p>37849024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logging/threading/Pypy</text:p>
          </table:table-cell>
          <table:table-cell table:formula="of:=[.D7]/[.B$3]" office:value-type="float" office:value="34075.1333333333" calcext:value-type="float">
            <text:p>34075</text:p>
          </table:table-cell>
          <table:table-cell table:formula="of:=[.E7]/60/1024/1024" office:value-type="float" office:value="1.03989054361979" calcext:value-type="float">
            <text:p>1,0398905436</text:p>
          </table:table-cell>
          <table:table-cell office:value-type="float" office:value="2044508" calcext:value-type="float">
            <text:p>2044508</text:p>
          </table:table-cell>
          <table:table-cell office:value-type="float" office:value="65424256" calcext:value-type="float">
            <text:p>6542425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threading/CPython</text:p>
          </table:table-cell>
          <table:table-cell table:formula="of:=[.D8]/[.B$3]" office:value-type="float" office:value="19741.7" calcext:value-type="float">
            <text:p>19742</text:p>
          </table:table-cell>
          <table:table-cell table:formula="of:=[.E8]/60/1024/1024" office:value-type="float" office:value="1.65678939819336" calcext:value-type="float">
            <text:p>1,6567893982</text:p>
          </table:table-cell>
          <table:table-cell office:value-type="float" office:value="1184502" calcext:value-type="float">
            <text:p>1184502</text:p>
          </table:table-cell>
          <table:table-cell table:formula="of:=100000120+4236056" office:value-type="float" office:value="104236176" calcext:value-type="float">
            <text:p>10423617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threading/Pypy</text:p>
          </table:table-cell>
          <table:table-cell table:formula="of:=[.D9]/[.B$3]" office:value-type="float" office:value="29048.9333333333" calcext:value-type="float">
            <text:p>29049</text:p>
          </table:table-cell>
          <table:table-cell table:formula="of:=[.E9]/60/1024/1024" office:value-type="float" office:value="2.43788350423177" calcext:value-type="float">
            <text:p>2,4378835042</text:p>
          </table:table-cell>
          <table:table-cell office:value-type="float" office:value="1742936" calcext:value-type="float">
            <text:p>1742936</text:p>
          </table:table-cell>
          <table:table-cell table:formula="of:=99999944+53378424" office:value-type="float" office:value="153378368" calcext:value-type="float">
            <text:p>153378368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bxilog/threading/CPython</text:p>
          </table:table-cell>
          <table:table-cell table:formula="of:=[.D10]/[.B$3]" office:value-type="float" office:value="38263.55" calcext:value-type="float">
            <text:p>38264</text:p>
          </table:table-cell>
          <table:table-cell table:formula="of:=[.E10]/60/1024/1024" office:value-type="float" office:value="5.18172961870829" calcext:value-type="float">
            <text:p>5,1817296187</text:p>
          </table:table-cell>
          <table:table-cell office:value-type="float" office:value="2295813" calcext:value-type="float">
            <text:p>2295813</text:p>
          </table:table-cell>
          <table:table-cell office:value-type="float" office:value="326006239" calcext:value-type="float">
            <text:p>326006239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bxilog/threading/Pypy</text:p>
          </table:table-cell>
          <table:table-cell table:formula="of:=[.D11]/[.B$3]" office:value-type="float" office:value="51152.0333333333" calcext:value-type="float">
            <text:p>51152</text:p>
          </table:table-cell>
          <table:table-cell table:formula="of:=[.E11]/60/1024/1024" office:value-type="float" office:value="6.34172306060791" calcext:value-type="float">
            <text:p>6,3417230606</text:p>
          </table:table-cell>
          <table:table-cell office:value-type="float" office:value="3069122" calcext:value-type="float">
            <text:p>3069122</text:p>
          </table:table-cell>
          <table:table-cell office:value-type="float" office:value="398986716" calcext:value-type="float">
            <text:p>398986716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logging/multiprocessing/CPython</text:p>
          </table:table-cell>
          <table:table-cell table:formula="of:=[.D12]/[.B$3]" office:value-type="float" office:value="73815.6333333333" calcext:value-type="float">
            <text:p>73816</text:p>
          </table:table-cell>
          <table:table-cell table:formula="of:=[.E12]/60/1024/1024" office:value-type="float" office:value="2.25267435709635" calcext:value-type="float">
            <text:p>2,2526743571</text:p>
          </table:table-cell>
          <table:table-cell office:value-type="float" office:value="4428938" calcext:value-type="float">
            <text:p>4428938</text:p>
          </table:table-cell>
          <table:table-cell office:value-type="float" office:value="141726016" calcext:value-type="float">
            <text:p>14172601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logging/multiprocessing/Pypy</text:p>
          </table:table-cell>
          <table:table-cell table:formula="of:=[.D13]/[.B$3]" office:value-type="float" office:value="81958.05" calcext:value-type="float">
            <text:p>81958</text:p>
          </table:table-cell>
          <table:table-cell table:formula="of:=[.E13]/60/1024/1024" office:value-type="float" office:value="2.50116119384766" calcext:value-type="float">
            <text:p>2,5011611938</text:p>
          </table:table-cell>
          <table:table-cell office:value-type="float" office:value="4917483" calcext:value-type="float">
            <text:p>4917483</text:p>
          </table:table-cell>
          <table:table-cell office:value-type="float" office:value="157359456" calcext:value-type="float">
            <text:p>15735945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multiprocessing/CPython</text:p>
          </table:table-cell>
          <table:table-cell table:formula="of:=[.D14]/[.B$3]" office:value-type="float" office:value="86544.1833333333" calcext:value-type="float">
            <text:p>86544</text:p>
          </table:table-cell>
          <table:table-cell table:formula="of:=[.E14]/60/1024/1024" office:value-type="float" office:value="7.18054194450378" calcext:value-type="float">
            <text:p>7,1805419445</text:p>
          </table:table-cell>
          <table:table-cell office:value-type="float" office:value="5192651" calcext:value-type="float">
            <text:p>5192651</text:p>
          </table:table-cell>
          <table:table-cell table:formula="of:=89791830+90488787+92206863+90029862+89243295" office:value-type="float" office:value="451760637" calcext:value-type="float">
            <text:p>451760637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multiprocessing/Pypy</text:p>
          </table:table-cell>
          <table:table-cell table:formula="of:=[.D15]/[.B$3]" office:value-type="float" office:value="94772.5666666667" calcext:value-type="float">
            <text:p>94773</text:p>
          </table:table-cell>
          <table:table-cell table:formula="of:=[.E15]/60/1024/1024" office:value-type="float" office:value="7.86324815750122" calcext:value-type="float">
            <text:p>7,8632481575</text:p>
          </table:table-cell>
          <table:table-cell office:value-type="float" office:value="5686354" calcext:value-type="float">
            <text:p>5686354</text:p>
          </table:table-cell>
          <table:table-cell table:formula="of:=99775776+98521845+99592032+97519866+99303279" office:value-type="float" office:value="494712798" calcext:value-type="float">
            <text:p>494712798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bxilog/multiprocessing/CPython</text:p>
          </table:table-cell>
          <table:table-cell table:formula="of:=[.D16]/[.B$3]" office:value-type="float" office:value="138268.566666667" calcext:value-type="float">
            <text:p>138269</text:p>
          </table:table-cell>
          <table:table-cell table:formula="of:=[.E16]/60/1024/1024" office:value-type="float" office:value="16.8785056591034" calcext:value-type="float">
            <text:p>16,8785056591</text:p>
          </table:table-cell>
          <table:table-cell office:value-type="float" office:value="8296114" calcext:value-type="float">
            <text:p>8296114</text:p>
          </table:table-cell>
          <table:table-cell office:value-type="float" office:value="1061903757" calcext:value-type="float">
            <text:p>1061903757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bxilog/multiprocessing/Pypy</text:p>
          </table:table-cell>
          <table:table-cell table:formula="of:=[.D17]/[.B$3]" office:value-type="float" office:value="114903.9" calcext:value-type="float">
            <text:p>114904</text:p>
          </table:table-cell>
          <table:table-cell table:formula="of:=[.E17]/60/1024/1024" office:value-type="float" office:value="14.0263734976451" calcext:value-type="float">
            <text:p>14,0263734976</text:p>
          </table:table-cell>
          <table:table-cell office:value-type="float" office:value="6894234" calcext:value-type="float">
            <text:p>6894234</text:p>
          </table:table-cell>
          <table:table-cell office:value-type="float" office:value="882463117" calcext:value-type="float">
            <text:p>882463117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15 threads (bxilog,mp,cpython)</text:p>
          </table:table-cell>
          <table:table-cell table:formula="of:=[.D19]/[.B$3]" office:value-type="float" office:value="136727.633333333" calcext:value-type="float">
            <text:p>136728</text:p>
          </table:table-cell>
          <table:table-cell table:formula="of:=[.E19]/60/1024/1024" office:value-type="float" office:value="16.6904373804728" calcext:value-type="float">
            <text:p>16,6904373805</text:p>
          </table:table-cell>
          <table:table-cell office:value-type="float" office:value="8203658" calcext:value-type="float">
            <text:p>8203658</text:p>
          </table:table-cell>
          <table:table-cell office:value-type="float" office:value="1050071524" calcext:value-type="float">
            <text:p>1050071524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table:style-name="ce2" office:value-type="string" calcext:value-type="string">
            <text:p>15 threads (bxilog,mp,pypy)</text:p>
          </table:table-cell>
          <table:table-cell table:formula="of:=[.D20]/[.B$3]" office:value-type="float" office:value="121077.783333333" calcext:value-type="float">
            <text:p>121078</text:p>
          </table:table-cell>
          <table:table-cell table:formula="of:=[.E20]/60/1024/1024" office:value-type="float" office:value="14.0263734976451" calcext:value-type="float">
            <text:p>14,0263734976</text:p>
          </table:table-cell>
          <table:table-cell office:value-type="float" office:value="7264667" calcext:value-type="float">
            <text:p>7264667</text:p>
          </table:table-cell>
          <table:table-cell office:value-type="float" office:value="882463117" calcext:value-type="float">
            <text:p>882463117</text:p>
          </table:table-cell>
          <table:table-cell office:value-type="string" calcext:value-type="string">
            <text:p>Long format</text:p>
          </table:table-cell>
        </table:table-row>
      </table:table>
      <table:table table:name="Scalability" table:style-name="ta1" table:print="false"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hwcol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 cores</text:p>
          </table:table-cell>
          <table:table-cell office:value-type="string" calcext:value-type="string">
            <text:p>Intel(R) Xeon(R) CPU E5-4640 0 @ 2.40GHz</text:p>
          </table:table-cell>
          <table:table-cell/>
        </table:table-row>
        <table:table-row table:style-name="ro1">
          <table:table-cell office:value-type="string" calcext:value-type="string">
            <text:p>512GB 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time ./benchall.sh 64 50 60 |tee /tmp/benchall.sh.outpu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zlog</text:p>
          </table:table-cell>
          <table:table-cell table:style-name="ce11" office:value-type="string" calcext:value-type="string">
            <text:p>v1.2.12</text:p>
          </table:table-cell>
          <table:table-cell office:value-type="string" calcext:value-type="string">
            <text:p>cc -std=c99 -pedantic -c -O2 -fPIC -pthread <text:s/>-Wall -Werror -Wstrict-prototypes -fwrapv -g -ggdb</text:p>
          </table:table-cell>
        </table:table-row>
        <table:table-row table:style-name="ro1">
          <table:table-cell office:value-type="string" calcext:value-type="string">
            <text:p>bxilog</text:p>
          </table:table-cell>
          <table:table-cell office:value-type="string" calcext:value-type="string">
            <text:p>svn-r9358</text:p>
          </table:table-cell>
          <table:table-cell/>
        </table:table-row>
        <table:table-row table:style-name="ro1">
          <table:table-cell office:value-type="string" calcext:value-type="string">
            <text:p>clmtrace</text:p>
          </table:table-cell>
          <table:table-cell office:value-type="string" calcext:value-type="string">
            <text:p>clm-basic-5_1-Bull_1_0</text:p>
          </table:table-cell>
          <table:table-cell/>
        </table:table-row>
      </table:table>
      <table:table table:name="bxilog_thr" table:style-name="ta1">
        <table:table-source xlink:type="simple" xlink:href="../../../../../../../../../tmp/bench/bench_bxilog_thr.py.bench" table:table-name="Feuille1" table:filter-name="Text - txt - csv (StarCalc)" table:filter-options="9/59/32/MRG,34,76,1,,1033,false,false"/>
        <table:shapes>
          <draw:frame draw:z-index="0" draw:style-name="gr1" draw:text-style-name="P1" svg:width="159.84mm" svg:height="90.05mm" svg:x="177.66mm" svg:y="45.15mm">
            <draw:object draw:notify-on-update-of-ranges="bxilog_thr.D1:bxilog_thr.D1 clmtrace_thr.D1:clmtrace_thr.D1 logging_thr.D1:logging_thr.D1 bxilog_thr.D2:bxilog_thr.D2 clmtrace_thr.D2:clmtrace_thr.D2 logging_thr.D2:logging_thr.D2 bxilog_thr.D3:bxilog_thr.D3 clmtrace_thr.D3:clmtrace_thr.D3 logging_thr.D3:logging_thr.D3 bxilog_thr.D4:bxilog_thr.D4 clmtrace_thr.D4:clmtrace_thr.D4 logging_thr.D4:logging_thr.D4 bxilog_thr.D5:bxilog_thr.D5 clmtrace_thr.D5:clmtrace_thr.D5 logging_thr.D5:logging_thr.D5 bxilog_thr.D6:bxilog_thr.D6 clmtrace_thr.D6:clmtrace_thr.D6 logging_thr.D6:logging_thr.D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tmp/bench/bench_bxilog_thr.py.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Feuille1</text:p>
          </table:table-cell>
          <table:table-cell table:number-columns-repeated="3"/>
        </table:table-row>
      </table:table>
      <table:table table:name="clmtrace_thr" table:style-name="ta1">
        <table:table-source xlink:type="simple" xlink:href="../../../../../../../../../tmp/bench/bench_clmtrace_thr.py.bench" table:table-name="Feuille1" table:filter-name="Text - txt - csv (StarCalc)" table:filter-options="9/59/32/MRG,34,76,1,,1033,false,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tmp/bench/bench_clmtrace_thr.py.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Feuille1</text:p>
          </table:table-cell>
          <table:table-cell table:number-columns-repeated="3"/>
        </table:table-row>
      </table:table>
      <table:table table:name="logging_thr" table:style-name="ta1">
        <table:table-source xlink:type="simple" xlink:href="../../../../../../../../../tmp/bench/bench_logging_thr.py.bench" table:table-name="Feuille1" table:filter-name="Text - txt - csv (StarCalc)" table:filter-options="9/59/32/MRG,34,76,1,,1033,false,false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he link could not be upda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file:///tmp/bench/bench_logging_thr.py.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et:</text:p>
          </table:table-cell>
          <table:table-cell office:value-type="string" calcext:value-type="string">
            <text:p>Feuille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08:52:41.215294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Vignéras</meta:initial-creator>
    <meta:creation-date>2013-07-17T08:57:15</meta:creation-date>
    <dc:date>2015-11-23T09:21:52.401209740</dc:date>
    <dc:creator>Pierre Vignéras</dc:creator>
    <meta:editing-duration>P3DT13H11M44S</meta:editing-duration>
    <meta:editing-cycles>54</meta:editing-cycles>
    <meta:generator>LibreOffice/4.4.5.2$Linux_X86_64 LibreOffice_project/40m0$Build-2</meta:generator>
    <meta:document-statistic meta:table-count="7" meta:cell-count="6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4.917cm" svg:height="17.797cm" xlink:href=".." xlink:type="simple" chart:class="chart:bar" chart:style-name="ch1">
        <chart:title svg:x="10.695cm" svg:y="0.491cm" chart:style-name="ch2">
          <text:p>Nombre de logs/s</text:p>
        </chart:title>
        <chart:subtitle svg:x="9.279cm" svg:y="1.625cm" chart:style-name="ch3">
          <text:p>Python logging vs clmtrace vs bxilog</text:p>
        </chart:subtitle>
        <chart:legend svg:x="3.198cm" svg:y="3.395cm" style:legend-expansion="custom" chartooo:width="7.049cm" chartooo:height="5.145cm" style:legend-expansion-aspect-ratio="1.37006802721088" chart:style-name="ch4"/>
        <chart:plot-area chart:style-name="ch5" table:cell-range-address="python.A5:python.B17" chart:data-source-has-labels="both" svg:x="1.509cm" svg:y="2.663cm" svg:width="22.91cm" svg:height="13.798cm">
          <chartooo:coordinate-region svg:x="2.871cm" svg:y="2.862cm" svg:width="21.548cm" svg:height="12.952cm"/>
          <chart:axis chart:dimension="x" chart:name="primary-x" chart:style-name="ch6" chartooo:axis-type="text">
            <chart:title svg:x="11.769cm" svg:y="16.816cm" chart:style-name="ch7">
              <text:p>Implementation</text:p>
            </chart:title>
            <chart:categories table:cell-range-address="python.B5:python.B5"/>
          </chart:axis>
          <chart:axis chart:dimension="y" chart:name="primary-y" chart:style-name="ch8">
            <chart:title svg:x="0.451cm" svg:y="10.069cm" chart:style-name="ch9">
              <text:p>#log/s</text:p>
            </chart:title>
            <chart:grid chart:style-name="ch10" chart:class="major"/>
          </chart:axis>
          <chart:series chart:style-name="ch11" chart:values-cell-range-address="python.B6:python.B6" chart:label-cell-address="python.A6:python.A6" chart:class="chart:bar">
            <chart:data-point/>
          </chart:series>
          <chart:series chart:style-name="ch12" chart:values-cell-range-address="python.B7:python.B7" chart:label-cell-address="python.A7:python.A7" chart:class="chart:bar">
            <chart:data-point/>
          </chart:series>
          <chart:series chart:style-name="ch13" chart:values-cell-range-address="python.B8:python.B8" chart:label-cell-address="python.A8:python.A8" chart:class="chart:bar">
            <chart:data-point/>
          </chart:series>
          <chart:series chart:style-name="ch14" chart:values-cell-range-address="python.B9:python.B9" chart:label-cell-address="python.A9:python.A9" chart:class="chart:bar">
            <chart:data-point/>
          </chart:series>
          <chart:series chart:style-name="ch15" chart:values-cell-range-address="python.B10:python.B10" chart:label-cell-address="python.A10:python.A10" chart:class="chart:bar">
            <chart:data-point/>
          </chart:series>
          <chart:series chart:style-name="ch16" chart:values-cell-range-address="python.B11:python.B11" chart:label-cell-address="python.A11:python.A11" chart:class="chart:bar">
            <chart:data-point/>
          </chart:series>
          <chart:series chart:style-name="ch17" chart:values-cell-range-address="python.B12:python.B12" chart:label-cell-address="python.A12:python.A12" chart:class="chart:bar">
            <chart:data-point/>
          </chart:series>
          <chart:series chart:style-name="ch18" chart:values-cell-range-address="python.B13:python.B13" chart:label-cell-address="python.A13:python.A13" chart:class="chart:bar">
            <chart:data-point/>
          </chart:series>
          <chart:series chart:style-name="ch19" chart:values-cell-range-address="python.B14:python.B14" chart:label-cell-address="python.A14:python.A14" chart:class="chart:bar">
            <chart:data-point/>
          </chart:series>
          <chart:series chart:style-name="ch20" chart:values-cell-range-address="python.B15:python.B15" chart:label-cell-address="python.A15:python.A15" chart:class="chart:bar">
            <chart:data-point/>
          </chart:series>
          <chart:series chart:style-name="ch21" chart:values-cell-range-address="python.B16:python.B16" chart:label-cell-address="python.A16:python.A16" chart:class="chart:bar">
            <chart:data-point/>
          </chart:series>
          <chart:series chart:style-name="ch22" chart:values-cell-range-address="python.B17:python.B17" chart:label-cell-address="python.A17:python.A17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/s</text:p>
                <draw:g>
                  <svg:desc>python.B5:python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ging/threading/CPython</text:p>
                <draw:g>
                  <svg:desc>python.A6:python.A6</svg:desc>
                </draw:g>
              </table:table-cell>
              <table:table-cell office:value-type="float" office:value="19713.0333333333">
                <text:p>19713.0333333333</text:p>
                <draw:g>
                  <svg:desc>python.B6:python.B6</svg:desc>
                </draw:g>
              </table:table-cell>
            </table:table-row>
            <table:table-row>
              <table:table-cell office:value-type="string">
                <text:p>logging/threading/Pypy</text:p>
                <draw:g>
                  <svg:desc>python.A7:python.A7</svg:desc>
                </draw:g>
              </table:table-cell>
              <table:table-cell office:value-type="float" office:value="34075.1333333333">
                <text:p>34075.1333333333</text:p>
                <draw:g>
                  <svg:desc>python.B7:python.B7</svg:desc>
                </draw:g>
              </table:table-cell>
            </table:table-row>
            <table:table-row>
              <table:table-cell office:value-type="string">
                <text:p>clmtrace/threading/CPython</text:p>
                <draw:g>
                  <svg:desc>python.A8:python.A8</svg:desc>
                </draw:g>
              </table:table-cell>
              <table:table-cell office:value-type="float" office:value="19741.7">
                <text:p>19741.7</text:p>
                <draw:g>
                  <svg:desc>python.B8:python.B8</svg:desc>
                </draw:g>
              </table:table-cell>
            </table:table-row>
            <table:table-row>
              <table:table-cell office:value-type="string">
                <text:p>clmtrace/threading/Pypy</text:p>
                <draw:g>
                  <svg:desc>python.A9:python.A9</svg:desc>
                </draw:g>
              </table:table-cell>
              <table:table-cell office:value-type="float" office:value="29048.9333333333">
                <text:p>29048.9333333333</text:p>
                <draw:g>
                  <svg:desc>python.B9:python.B9</svg:desc>
                </draw:g>
              </table:table-cell>
            </table:table-row>
            <table:table-row>
              <table:table-cell office:value-type="string">
                <text:p>bxilog/threading/CPython</text:p>
                <draw:g>
                  <svg:desc>python.A10:python.A10</svg:desc>
                </draw:g>
              </table:table-cell>
              <table:table-cell office:value-type="float" office:value="38263.55">
                <text:p>38263.55</text:p>
                <draw:g>
                  <svg:desc>python.B10:python.B10</svg:desc>
                </draw:g>
              </table:table-cell>
            </table:table-row>
            <table:table-row>
              <table:table-cell office:value-type="string">
                <text:p>bxilog/threading/Pypy</text:p>
                <draw:g>
                  <svg:desc>python.A11:python.A11</svg:desc>
                </draw:g>
              </table:table-cell>
              <table:table-cell office:value-type="float" office:value="51152.0333333333">
                <text:p>51152.0333333333</text:p>
                <draw:g>
                  <svg:desc>python.B11:python.B11</svg:desc>
                </draw:g>
              </table:table-cell>
            </table:table-row>
            <table:table-row>
              <table:table-cell office:value-type="string">
                <text:p>logging/multiprocessing/CPython</text:p>
                <draw:g>
                  <svg:desc>python.A12:python.A12</svg:desc>
                </draw:g>
              </table:table-cell>
              <table:table-cell office:value-type="float" office:value="73815.6333333333">
                <text:p>73815.6333333333</text:p>
                <draw:g>
                  <svg:desc>python.B12:python.B12</svg:desc>
                </draw:g>
              </table:table-cell>
            </table:table-row>
            <table:table-row>
              <table:table-cell office:value-type="string">
                <text:p>logging/multiprocessing/Pypy</text:p>
                <draw:g>
                  <svg:desc>python.A13:python.A13</svg:desc>
                </draw:g>
              </table:table-cell>
              <table:table-cell office:value-type="float" office:value="81958.05">
                <text:p>81958.05</text:p>
                <draw:g>
                  <svg:desc>python.B13:python.B13</svg:desc>
                </draw:g>
              </table:table-cell>
            </table:table-row>
            <table:table-row>
              <table:table-cell office:value-type="string">
                <text:p>clmtrace/multiprocessing/CPython</text:p>
                <draw:g>
                  <svg:desc>python.A14:python.A14</svg:desc>
                </draw:g>
              </table:table-cell>
              <table:table-cell office:value-type="float" office:value="86544.1833333333">
                <text:p>86544.1833333333</text:p>
                <draw:g>
                  <svg:desc>python.B14:python.B14</svg:desc>
                </draw:g>
              </table:table-cell>
            </table:table-row>
            <table:table-row>
              <table:table-cell office:value-type="string">
                <text:p>clmtrace/multiprocessing/Pypy</text:p>
                <draw:g>
                  <svg:desc>python.A15:python.A15</svg:desc>
                </draw:g>
              </table:table-cell>
              <table:table-cell office:value-type="float" office:value="94772.5666666667">
                <text:p>94772.5666666667</text:p>
                <draw:g>
                  <svg:desc>python.B15:python.B15</svg:desc>
                </draw:g>
              </table:table-cell>
            </table:table-row>
            <table:table-row>
              <table:table-cell office:value-type="string">
                <text:p>bxilog/multiprocessing/CPython</text:p>
                <draw:g>
                  <svg:desc>python.A16:python.A16</svg:desc>
                </draw:g>
              </table:table-cell>
              <table:table-cell office:value-type="float" office:value="138268.566666667">
                <text:p>138268.566666667</text:p>
                <draw:g>
                  <svg:desc>python.B16:python.B16</svg:desc>
                </draw:g>
              </table:table-cell>
            </table:table-row>
            <table:table-row>
              <table:table-cell office:value-type="string">
                <text:p>bxilog/multiprocessing/Pypy</text:p>
                <draw:g>
                  <svg:desc>python.A17:python.A17</svg:desc>
                </draw:g>
              </table:table-cell>
              <table:table-cell office:value-type="float" office:value="114903.9">
                <text:p>114903.9</text:p>
                <draw:g>
                  <svg:desc>python.B17:python.B1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width="0.08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tock" chart:style-name="ch1">
        <chart:legend chart:legend-position="end" svg:x="14.429cm" svg:y="3.955cm" style:legend-expansion="high" chart:style-name="ch2"/>
        <chart:plot-area chart:style-name="ch3" table:cell-range-address="bxilog_thr.D1:bxilog_thr.D6 clmtrace_thr.D1:clmtrace_thr.D6 logging_thr.D1:logging_thr.D6" svg:x="0.319cm" svg:y="0.18cm" svg:width="13.791cm" svg:height="8.646cm">
          <chartooo:coordinate-region svg:x="0.94cm" svg:y="0.379cm" svg:width="13.1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bxilog_thr.D1:bxilog_thr.D1 clmtrace_thr.D1:clmtrace_thr.D1 logging_thr.D1:logging_thr.D1" chart:attached-axis="primary-y">
            <chart:data-point chart:repeated="3"/>
          </chart:series>
          <chart:series chart:values-cell-range-address="bxilog_thr.D2:bxilog_thr.D2 clmtrace_thr.D2:clmtrace_thr.D2 logging_thr.D2:logging_thr.D2" chart:attached-axis="primary-y">
            <chart:data-point chart:repeated="3"/>
          </chart:series>
          <chart:series chart:values-cell-range-address="bxilog_thr.D3:bxilog_thr.D3 clmtrace_thr.D3:clmtrace_thr.D3 logging_thr.D3:logging_thr.D3" chart:attached-axis="primary-y">
            <chart:data-point chart:repeated="3"/>
          </chart:series>
          <chart:series chart:values-cell-range-address="bxilog_thr.D4:bxilog_thr.D4 clmtrace_thr.D4:clmtrace_thr.D4 logging_thr.D4:logging_thr.D4" chart:attached-axis="primary-y">
            <chart:data-point chart:repeated="3"/>
          </chart:series>
          <chart:series chart:attached-axis="primary-y">
            <chart:data-point/>
          </chart:series>
          <chart:series chart:values-cell-range-address="bxilog_thr.D5:bxilog_thr.D5 clmtrace_thr.D5:clmtrace_thr.D5 logging_thr.D5:logging_thr.D5" chart:attached-axis="primary-y">
            <chart:data-point/>
          </chart:series>
          <chart:series chart:values-cell-range-address="bxilog_thr.D6:bxilog_thr.D6 clmtrace_thr.D6:clmtrace_thr.D6 logging_thr.D6:logging_thr.D6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1:bxilog_thr.D1 clmtrace_thr.D1:clmtrace_thr.D1 logging_thr.D1:logging_thr.D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2:bxilog_thr.D2 clmtrace_thr.D2:clmtrace_thr.D2 logging_thr.D2:logging_thr.D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3:bxilog_thr.D3 clmtrace_thr.D3:clmtrace_thr.D3 logging_thr.D3:logging_thr.D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4:bxilog_thr.D4 clmtrace_thr.D4:clmtrace_thr.D4 logging_thr.D4:logging_thr.D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5:bxilog_thr.D5 clmtrace_thr.D5:clmtrace_thr.D5 logging_thr.D5:logging_thr.D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6:bxilog_thr.D6 clmtrace_thr.D6:clmtrace_thr.D6 logging_thr.D6:logging_thr.D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